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500000002D0C05133351BEDB42D.png" manifest:media-type="image/png"/>
  <manifest:file-entry manifest:full-path="Pictures/1000020100000500000002D0EF1641FCB1F72DB2.png" manifest:media-type="image/png"/>
  <manifest:file-entry manifest:full-path="Pictures/1000020100000500000002D0FE2D0B1A4700F95D.png" manifest:media-type="image/png"/>
  <manifest:file-entry manifest:full-path="Pictures/1000020100000500000002D0240C3CB0A1FF2EEC.png" manifest:media-type="image/png"/>
  <manifest:file-entry manifest:full-path="Pictures/1000020100000500000002D037ADDE88F0AFB24C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0.713cm"/>
    </style:style>
    <style:style style:name="gr4" style:family="graphic" style:parent-style-name="Object_20_with_20_no_20_fill_20_and_20_no_20_line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3.277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921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cc99ff" style:font-name="Ferrum" fo:font-size="32pt" fo:background-color="transparent" style:font-size-asian="40pt" style:font-size-complex="40pt"/>
    </style:style>
    <style:style style:name="P9" style:family="paragraph">
      <style:text-properties fo:color="#cc99ff" style:font-name="Ferrum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1" style:family="paragraph">
      <style:paragraph-properties fo:text-align="center"/>
      <style:text-properties fo:color="#660066" fo:font-size="72pt" style:font-size-asian="72pt" style:font-size-complex="72pt"/>
    </style:style>
    <style:style style:name="P12" style:family="paragraph">
      <style:paragraph-properties fo:text-align="center"/>
      <style:text-properties fo:color="#660066" style:font-name="Ferrum" fo:font-size="72pt" fo:background-color="transparent" style:font-size-asian="72pt" style:font-size-complex="72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6" style:family="paragraph">
      <style:paragraph-properties fo:text-align="start"/>
      <style:text-properties fo:color="#cc99ff" style:font-name="Ferrum" fo:font-size="32pt" fo:background-color="transparent" style:font-size-asian="40pt" style:font-size-complex="40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cc99ff" style:font-name="Ferrum" fo:font-size="48pt" fo:background-color="transparent" style:font-size-asian="66pt" style:font-size-complex="66pt"/>
    </style:style>
    <style:style style:name="T5" style:family="text">
      <style:text-properties fo:color="#660066" style:font-name="Ferrum" fo:font-size="72pt" fo:background-color="transparent" style:font-size-asian="72pt" style:font-size-complex="72pt"/>
    </style:style>
    <style:style style:name="T6" style:family="text">
      <style:text-properties fo:font-size="18pt"/>
    </style:style>
    <style:style style:name="T7" style:family="text">
      <style:text-properties fo:color="#000000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First Example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3-20">Mar 20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1.257cm" svg:height="10.026cm" svg:x="3.754cm" svg:y="2.975cm">
          <draw:text-box>
            <text:p text:style-name="P5"><text:span text:style-name="T3">In this chapter, blahblahblah</text:span></text:p>
          </draw:text-box>
        </draw:frame>
        <draw:frame presentation:style-name="pr4" draw:text-style-name="P8" draw:layer="layout" svg:width="22.292cm" svg:height="1.971cm" svg:x="3.284cm" svg:y="0.226cm" presentation:class="title" presentation:user-transformed="true">
          <draw:text-box>
            <text:p text:style-name="P7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10" draw:layer="layout" svg:width="12.373cm" svg:height="11.793cm" svg:x="1.263cm" svg:y="3.087cm">
          <draw:text-box>
            <text:p text:style-name="P2"><text:span text:style-name="T3">1.</text:span><text:span text:style-name="T3"><text:tab/></text:span><text:span text:style-name="T3">A</text:span><text:span text:style-name="T3"><text:line-break/></text:span><text:span text:style-name="T3"/></text:p>
            <text:p text:style-name="P2"><text:span text:style-name="T3">2.</text:span><text:span text:style-name="T3"><text:tab/></text:span><text:span text:style-name="T3">B</text:span><text:span text:style-name="T3"><text:line-break/></text:span><text:span text:style-name="T3"/></text:p>
            <text:p text:style-name="P2"><text:span text:style-name="T3">3.</text:span><text:span text:style-name="T3"><text:tab/></text:span><text:span text:style-name="T3">C</text:span><text:span text:style-name="T3"><text:line-break/></text:span><text:span text:style-name="T3"/></text:p>
            <text:p text:style-name="P2"><text:span text:style-name="T3">4.</text:span><text:span text:style-name="T3"><text:tab/></text:span><text:span text:style-name="T3">D</text:span></text:p>
          </draw:text-box>
        </draw:frame>
        <draw:frame presentation:style-name="pr6" draw:text-style-name="P10" draw:layer="layout" svg:width="12.373cm" svg:height="11.793cm" svg:x="13.996cm" svg:y="3.065cm">
          <draw:text-box>
            <text:p text:style-name="P2"><text:span text:style-name="T3">5.</text:span><text:span text:style-name="T3"><text:tab/></text:span><text:span text:style-name="T3">E</text:span><text:span text:style-name="T3"><text:line-break/></text:span><text:span text:style-name="T3"/></text:p>
            <text:p text:style-name="P2"><text:span text:style-name="T3">6.</text:span><text:span text:style-name="T3"><text:tab/></text:span><text:span text:style-name="T3">F</text:span><text:span text:style-name="T3"><text:line-break/></text:span><text:span text:style-name="T3"/></text:p>
            <text:p text:style-name="P2"><text:span text:style-name="T3">7.</text:span><text:span text:style-name="T3"><text:tab/></text:span><text:span text:style-name="T3">G</text:span><text:span text:style-name="T3"><text:line-break/></text:span><text:span text:style-name="T3"/></text:p>
            <text:p text:style-name="P2"><text:span text:style-name="T3">8.</text:span><text:span text:style-name="T3"><text:tab/></text:span><text:span text:style-name="T3">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ubbles" presentation:presentation-page-layout-name="AL1T0">
        <office:forms form:automatic-focus="false" form:apply-design-mode="false"/>
        <draw:frame presentation:style-name="pr4" draw:text-style-name="P12" draw:layer="layout" svg:width="22.292cm" svg:height="2.545cm" svg:x="3.284cm" svg:y="6.939cm" presentation:class="title" presentation:user-transformed="true">
          <draw:text-box>
            <text:p text:style-name="P11"><text:span text:style-name="T5">1. Topi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1. Slide Title</text:span></text:p>
          </draw:text-box>
        </draw:frame>
        <draw:frame draw:style-name="gr3" draw:text-style-name="P13" draw:layer="layout" svg:width="5.744cm" svg:height="0.963cm" svg:x="21.858cm" svg:y="2.403cm">
          <draw:text-box>
            <text:p text:style-name="P7"><text:span text:style-name="T6">Notes</text:span></text:p>
          </draw:text-box>
        </draw:frame>
        <draw:frame draw:style-name="gr4" draw:text-style-name="P7" draw:layer="layout" svg:width="1.711cm" svg:height="0.555cm" svg:x="23.707cm" svg:y="3.68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text-style-name="P10" draw:layer="layout" svg:width="14.254cm" svg:height="3.277cm" svg:x="1.264cm" svg:y="3.088cm">
          <draw:text-box>
            <text:p text:style-name="P2"><text:span text:style-name="T3">Blorp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7">(</text:span><text:span text:style-name="T7"><text:page-number>&lt;number&gt;</text:page-number></text:span><text:span text:style-name="T7">/</text:span><text:span text:style-name="T7"><text:page-count>6</text:page-count>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Bubbles" presentation:presentation-page-layout-name="AL1T0">
        <office:forms form:automatic-focus="false" form:apply-design-mode="false"/>
        <draw:frame presentation:style-name="pr4" draw:text-style-name="P16" draw:layer="layout" svg:width="26.335cm" svg:height="1.971cm" svg:x="0.312cm" svg:y="0.151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8" draw:text-style-name="P10" draw:layer="layout" svg:width="25.996cm" svg:height="11.921cm" svg:x="1.263cm" svg:y="3.087cm">
          <draw:text-box>
            <text:p text:style-name="P2"><text:span text:style-name="T3">We did a thing.</text:span></text:p>
            <text:p text:style-name="P2"><text:span text:style-name="T3"/></text:p>
            <text:p text:style-name="P2"><text:span text:style-name="T3">Next time we do more th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itmap_20_6" draw:display-name="Bitmap 6" xlink:href="Pictures/1000020100000500000002D037ADDE88F0AFB24C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3-20T18:52:25.993894374</dc:date>
    <meta:editing-duration>P1DT6H40M7S</meta:editing-duration>
    <meta:editing-cycles>1028</meta:editing-cycles>
    <meta:generator>LibreOffice/5.1.6.2$Linux_X86_64 LibreOffice_project/10m0$Build-2</meta:generator>
    <meta:document-statistic meta:object-count="4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